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1d0b76" officeooo:paragraph-rsid="001d0b76"/>
    </style:style>
    <style:style style:name="P2" style:family="paragraph" style:parent-style-name="Standard">
      <style:text-properties style:font-name="Liberation Serif" style:text-underline-style="none" officeooo:rsid="001d0b76" officeooo:paragraph-rsid="001d0b76"/>
    </style:style>
    <style:style style:name="P3" style:family="paragraph" style:parent-style-name="Standard">
      <style:text-properties style:font-name="Liberation Serif" style:text-underline-style="none" officeooo:rsid="001d0b76" officeooo:paragraph-rsid="002b3acc"/>
    </style:style>
    <style:style style:name="P4" style:family="paragraph" style:parent-style-name="Standard">
      <style:text-properties style:font-name="Liberation Serif" style:text-underline-style="none" officeooo:rsid="001d0b76" officeooo:paragraph-rsid="002e2847"/>
    </style:style>
    <style:style style:name="P5" style:family="paragraph" style:parent-style-name="Standard">
      <style:text-properties style:font-name="Liberation Serif" style:text-underline-style="none" officeooo:rsid="001f574c" officeooo:paragraph-rsid="001f574c"/>
    </style:style>
    <style:style style:name="P6" style:family="paragraph" style:parent-style-name="Standard">
      <style:text-properties style:font-name="Liberation Serif" style:text-underline-style="none" officeooo:rsid="00247193" officeooo:paragraph-rsid="00247193"/>
    </style:style>
    <style:style style:name="P7" style:family="paragraph" style:parent-style-name="Standard">
      <style:text-properties style:font-name="Liberation Serif" style:text-underline-style="none" officeooo:rsid="00247193" officeooo:paragraph-rsid="00231d2a"/>
    </style:style>
    <style:style style:name="P8" style:family="paragraph" style:parent-style-name="Standard">
      <style:text-properties style:font-name="Liberation Serif" style:text-underline-style="none" officeooo:rsid="002dd4e3" officeooo:paragraph-rsid="002dd4e3"/>
    </style:style>
    <style:style style:name="P9" style:family="paragraph" style:parent-style-name="Standard">
      <style:text-properties style:font-name="Liberation Serif" style:text-underline-style="none" officeooo:rsid="002dd4e3" officeooo:paragraph-rsid="002e2847"/>
    </style:style>
    <style:style style:name="P10" style:family="paragraph" style:parent-style-name="Standard">
      <style:text-properties style:font-name="Liberation Serif" style:text-underline-style="none" officeooo:rsid="002e2847" officeooo:paragraph-rsid="002e2847"/>
    </style:style>
    <style:style style:name="P11" style:family="paragraph" style:parent-style-name="Standard">
      <style:text-properties style:font-name="Liberation Serif" style:text-underline-style="none" officeooo:rsid="0032412a" officeooo:paragraph-rsid="0032412a"/>
    </style:style>
    <style:style style:name="P12" style:family="paragraph" style:parent-style-name="Standard">
      <style:text-properties style:font-name="Liberation Serif" style:text-underline-style="none" officeooo:rsid="00363d08" officeooo:paragraph-rsid="00363d08"/>
    </style:style>
    <style:style style:name="P13" style:family="paragraph" style:parent-style-name="Standard">
      <style:text-properties style:font-name="Liberation Serif" style:text-underline-style="solid" style:text-underline-width="auto" style:text-underline-color="font-color" officeooo:rsid="001d0b76" officeooo:paragraph-rsid="001d0b76"/>
    </style:style>
    <style:style style:name="P14" style:family="paragraph" style:parent-style-name="Standard">
      <style:text-properties style:font-name="Liberation Serif" style:text-underline-style="solid" style:text-underline-width="auto" style:text-underline-color="font-color" officeooo:rsid="00231d2a" officeooo:paragraph-rsid="00231d2a"/>
    </style:style>
    <style:style style:name="P15" style:family="paragraph" style:parent-style-name="Standard">
      <style:text-properties style:font-name="Liberation Serif" style:text-underline-style="solid" style:text-underline-width="auto" style:text-underline-color="font-color" officeooo:rsid="00231d2a" officeooo:paragraph-rsid="0032412a"/>
    </style:style>
    <style:style style:name="P16" style:family="paragraph" style:parent-style-name="Standard">
      <style:text-properties style:font-name="Liberation Serif" officeooo:rsid="003a123e" officeooo:paragraph-rsid="003a123e"/>
    </style:style>
    <style:style style:name="P17" style:family="paragraph" style:parent-style-name="Table_20_Contents">
      <style:text-properties style:font-name="Liberation Serif" officeooo:rsid="001f574c" officeooo:paragraph-rsid="001f574c"/>
    </style:style>
    <style:style style:name="P18" style:family="paragraph" style:parent-style-name="Table_20_Contents">
      <style:text-properties style:font-name="Liberation Serif" officeooo:rsid="003a123e" officeooo:paragraph-rsid="003a123e"/>
    </style:style>
    <style:style style:name="P19" style:family="paragraph" style:parent-style-name="Table_20_Contents">
      <style:text-properties officeooo:rsid="003a123e" officeooo:paragraph-rsid="003a123e"/>
    </style:style>
    <style:style style:name="P20" style:family="paragraph" style:parent-style-name="Standard">
      <style:text-properties style:font-name="Liberation Serif" style:text-underline-style="none" officeooo:rsid="0040c008" officeooo:paragraph-rsid="0040c008"/>
    </style:style>
    <style:style style:name="P21" style:family="paragraph" style:parent-style-name="Standard">
      <style:text-properties style:font-name="Liberation Serif" style:text-underline-style="solid" style:text-underline-width="auto" style:text-underline-color="font-color" officeooo:rsid="003fa39f" officeooo:paragraph-rsid="003fa39f"/>
    </style:style>
    <style:style style:name="P22" style:family="paragraph" style:parent-style-name="Standard">
      <style:text-properties officeooo:paragraph-rsid="002b3acc"/>
    </style:style>
    <style:style style:name="P23" style:family="paragraph" style:parent-style-name="Table_20_Contents">
      <style:text-properties style:font-name="Liberation Serif" officeooo:rsid="003a123e" officeooo:paragraph-rsid="003a123e"/>
    </style:style>
    <style:style style:name="T1" style:family="text">
      <style:text-properties style:font-name="Liberation Serif" style:text-underline-style="none" officeooo:rsid="001d0b76"/>
    </style:style>
    <style:style style:name="T2" style:family="text">
      <style:text-properties style:font-name="Liberation Serif" style:text-underline-style="none" officeooo:rsid="003fa39f"/>
    </style:style>
    <style:style style:name="T3" style:family="text">
      <style:text-properties officeooo:rsid="002e2847"/>
    </style:style>
    <style:style style:name="T4" style:family="text">
      <style:text-properties officeooo:rsid="002f567a"/>
    </style:style>
    <style:style style:name="T5" style:family="text">
      <style:text-properties officeooo:rsid="0039dae1"/>
    </style:style>
    <style:style style:name="T6" style:family="text">
      <style:text-properties officeooo:rsid="003a123e"/>
    </style:style>
    <style:style style:name="T7" style:family="text">
      <style:text-properties officeooo:rsid="003fa3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Parker</text:p>
      <text:p text:style-name="P2">Assignment <text:span text:style-name="T7">4</text:span></text:p>
      <text:p text:style-name="P2"/>
      <text:p text:style-name="P13">Design:</text:p>
      <text:p text:style-name="P21"/>
      <text:p text:style-name="P22"><text:span text:style-name="T1"><text:tab/>For this program </text:span><text:span text:style-name="T2">thankfully</text:span><text:span text:style-name="T1"> </text:span><text:span text:style-name="T2">I was able to use my assignment 3 program as a stating point and add a few things to meet the requirements for this assignment. <text:s/>For this design I wanted to keep as much of the new functionality as I could outside of the creature class. <text:s/>I thought that this would make things cleaner because most of the new features concerned tournament play and didn't really change the aspects of a creature. <text:s/>I decided to name the new class Battle, because it seemed appropriate or a tournament. <text:s/>After going over all of the necessary new functions I realized that although I was able to keep most of the new features outside of the creature class, I did have to add in a few things. <text:s/>Ultimately it made more sense to add in a points variable to the creature class. <text:s/>By doing this I could make it so each creature would have their own points variable and when I wanted to determine the first, second and third place players there was an easy way to do so. <text:s/>The other variables I added were name and teamName, it made sense that these would be apart of the creature class because the name of the creature directly corresponds and the team that the creature is a part of also directly corresponds to the creature. <text:s/>I also added a function for heal() to the creature class. This was meant to be used when a player wins a battle and some of the strength is restored to the player. <text:s/>I thought that the most fair way to restore health was to roll one six sided dice, and then the result of this roll would be added to the strength. </text:span></text:p>
      <text:p text:style-name="P3"/>
      <text:p text:style-name="P3"><text:span text:style-name="T7">The changes to the creature class were the variables and one function.</text:span></text:p>
      <text:p text:style-name="P8">1. class Creature </text:p>
      <text:p text:style-name="P20">protected:</text:p>
      <text:p text:style-name="P20">string name // for the creatures name entered by the user</text:p>
      <text:p text:style-name="P20">string teamName </text:p>
      <text:p text:style-name="P20">double points;</text:p>
      <text:p text:style-name="P8"/>
      <text:p text:style-name="P9">public:</text:p>
      <text:p text:style-name="P20">void heal();</text:p>
      <text:p text:style-name="P20"/>
      <text:p text:style-name="P8"/>
      <text:p text:style-name="P2"/>
      <text:p text:style-name="P2">-<text:span text:style-name="T3">For the Dice class it will pretty much be everything from lab4. I will need to add in a function to rollThreeDice(), I also don't need the loadedDice function. <text:s/>This will be used to get the attack, and defense amounts, which will ultimately result in total damage</text:span></text:p>
      <text:p text:style-name="P2"><text:span text:style-name="T3">2</text:span>. </text:p>
      <text:p text:style-name="P10">class Dice</text:p>
      <text:p text:style-name="P10">protected:</text:p>
      <text:p text:style-name="P10">int numSides</text:p>
      <text:p text:style-name="P10"/>
      <text:p text:style-name="P10">public:</text:p>
      <text:p text:style-name="P10">Dice()</text:p>
      <text:p text:style-name="P10">Dice(int numSides)</text:p>
      <text:p text:style-name="P10">int rollDice()</text:p>
      <text:p text:style-name="P10">int rollTwoDice(Dice&amp; die1, Dice&amp; die2)</text:p>
      <text:p text:style-name="P10">int rollThreeDice(Dice&amp; die1, Dice&amp; die2, Dice&amp; die3)</text:p>
      <text:p text:style-name="P2"/>
      <text:p text:style-name="P2"><text:soft-page-break/>-<text:span text:style-name="T3">Each subclass will have a rollAttackDice() and rollDefenseDice() function which will follow their specific attack and defense guidelines. For the shadow it will have to contain a virtual applyDamage(), which will have a two sided dice and if an even number is rolled then the shadow will not be damaged.</text:span></text:p>
      <text:p text:style-name="P10">Goblin will have a virtual <text:span text:style-name="T4">attack() </text:span>function that will account for the special feature “<text:span text:style-name="T4">Achilles”. In this case if a we is rolled and goblin is not fighting a goblin then a multiplier will cut the opponent's strength in half, and remain at half for the rest of the battle. </text:span></text:p>
      <text:p text:style-name="P4"/>
      <text:p text:style-name="P4"/>
      <text:p text:style-name="P4"/>
      <text:p text:style-name="P13">Testing:</text:p>
      <text:p text:style-name="P5">The key things I wanted to test w<text:span text:style-name="T5">ere that the applyDamage() function calculated and applied damage correctly, <text:s/>that the creature did die when appropriate, and that the two special cases of “achilles” and the shadow defense worked. </text:span></text:p>
      <text:p text:style-name="P13"/>
      <table:table table:name="Table1" table:style-name="Table1">
        <table:table-column table:style-name="Table1.A" table:number-columns-repeated="5"/>
        <table:table-row>
          <table:table-cell table:style-name="Table1.A1" office:value-type="string">
            <text:p text:style-name="P17">Test Case</text:p>
          </table:table-cell>
          <table:table-cell table:style-name="Table1.A1" office:value-type="string">
            <text:p text:style-name="P17">Input Values</text:p>
          </table:table-cell>
          <table:table-cell table:style-name="Table1.A1" office:value-type="string">
            <text:p text:style-name="P17">Driver Functions</text:p>
          </table:table-cell>
          <table:table-cell table:style-name="Table1.A1" office:value-type="string">
            <text:p text:style-name="P17">Expected Outcomes</text:p>
          </table:table-cell>
          <table:table-cell table:style-name="Table1.E1" office:value-type="string">
            <text:p text:style-name="P17">Observed Outcomes</text:p>
          </table:table-cell>
        </table:table-row>
        <table:table-row>
          <table:table-cell table:style-name="Table1.A2" office:value-type="string">
            <text:p text:style-name="P18">Verify that attack values, armor, defense and damage all fall within the appropriate ranges</text:p>
          </table:table-cell>
          <table:table-cell table:style-name="Table1.A2" office:value-type="string">
            <text:p text:style-name="P18">None</text:p>
          </table:table-cell>
          <table:table-cell table:style-name="Table1.A2" office:value-type="string">
            <text:p text:style-name="P18">None</text:p>
          </table:table-cell>
          <table:table-cell table:style-name="Table1.A2" office:value-type="string">
            <text:p text:style-name="P18">The attack values, armor, defense and damage all fall within the appropriate ranges</text:p>
          </table:table-cell>
          <table:table-cell table:style-name="Table1.E2" office:value-type="string">
            <text:p text:style-name="P18">The attack values, armor, defense and damage all fall within the appropriate ranges</text:p>
          </table:table-cell>
        </table:table-row>
        <table:table-row>
          <table:table-cell table:style-name="Table1.A2" office:value-type="string">
            <text:p text:style-name="P18">The applydamage function subtracts the correct amount of damage from the correct player</text:p>
          </table:table-cell>
          <table:table-cell table:style-name="Table1.A2" office:value-type="string">
            <text:p text:style-name="P18">None</text:p>
          </table:table-cell>
          <table:table-cell table:style-name="Table1.A2" office:value-type="string">
            <text:p text:style-name="P18">None</text:p>
          </table:table-cell>
          <table:table-cell table:style-name="Table1.A2" office:value-type="string">
            <text:p text:style-name="P18">The new strength for the player reflected the <text:s/>correct amount to be subtracted based on players defense and armor</text:p>
          </table:table-cell>
          <table:table-cell table:style-name="Table1.E2" office:value-type="string">
            <text:p text:style-name="P18">The new strength for the player reflected the <text:s/>correct amount to be subtracted based on players defense and armor</text:p>
          </table:table-cell>
        </table:table-row>
        <table:table-row>
          <table:table-cell table:style-name="Table1.A2" office:value-type="string">
            <text:p text:style-name="P17">- <text:span text:style-name="T6">The “Achilles” attack for Goblin applied multiplier when a 12 was rolled</text:span></text:p>
          </table:table-cell>
          <table:table-cell table:style-name="Table1.A2" office:value-type="string">
            <text:p text:style-name="P18">None</text:p>
          </table:table-cell>
          <table:table-cell table:style-name="Table1.A2" office:value-type="string">
            <text:p text:style-name="P18">None</text:p>
          </table:table-cell>
          <table:table-cell table:style-name="Table1.A2" office:value-type="string">
            <text:p text:style-name="P18">When a 12 is rolled by Goblin, the opponent's attacks would be cut in half</text:p>
          </table:table-cell>
          <table:table-cell table:style-name="Table1.E2" office:value-type="string">
            <text:p text:style-name="P17">- <text:span text:style-name="T6">The damage multiplier wasn't initially calculated properly. I discovered that it was because of integer division problems. <text:s/>I changed the multiplier to a double, and this resolved the issue.</text:span></text:p>
          </table:table-cell>
        </table:table-row>
        <table:table-row>
          <table:table-cell table:style-name="Table1.A2" office:value-type="string">
            <text:p text:style-name="P18">Test the Shadow special defense is implemented 50% of the time</text:p>
          </table:table-cell>
          <table:table-cell table:style-name="Table1.A2" office:value-type="string">
            <text:p text:style-name="P19">None</text:p>
          </table:table-cell>
          <table:table-cell table:style-name="Table1.A2" office:value-type="string">
            <text:p text:style-name="P18">None</text:p>
          </table:table-cell>
          <table:table-cell table:style-name="Table1.A2" office:value-type="string">
            <text:p text:style-name="P16">For 50% of rolls the shadow will no take any damage because he will no be in the place of attack.</text:p>
          </table:table-cell>
          <table:table-cell table:style-name="Table1.E2" office:value-type="string">
            <text:p text:style-name="P16">For 50% of rolls the shadow will no take any damage because he will no be in the place of attack.</text:p>
          </table:table-cell>
        </table:table-row>
      </table:table>
      <text:p text:style-name="P13"><text:soft-page-break/></text:p>
      <text:p text:style-name="P2"/>
      <text:p text:style-name="P14">Reflection:</text:p>
      <text:p text:style-name="P14"/>
      <text:p text:style-name="P12"><text:tab/></text:p>
      <text:p text:style-name="P12"><text:tab/></text:p>
      <text:p text:style-name="P11"/>
      <text:p text:style-name="P15"/>
      <text:p text:style-name="P10"/>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34:43.626626945</meta:creation-date>
    <dc:date>2015-02-26T15:43:07.216222580</dc:date>
    <meta:editing-duration>P1DT16H10M41S</meta:editing-duration>
    <meta:editing-cycles>21</meta:editing-cycles>
    <meta:generator>LibreOffice/4.3.3.2$Linux_X86_64 LibreOffice_project/430m0$Build-2</meta:generator>
    <meta:document-statistic meta:table-count="1" meta:image-count="0" meta:object-count="0" meta:page-count="3" meta:paragraph-count="55" meta:word-count="757" meta:character-count="4312" meta:non-whitespace-character-count="3585"/>
  </office:meta>
</office:document-meta>
</file>